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cccccc" draw:marker-end="Arrow" draw:fill-color="#eeeeee" draw:textarea-vertical-align="middle"/>
    </style:style>
    <style:style style:name="gr3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cm" svg:stroke-color="#808080" draw:marker-start="" draw:marker-start-width="0.35cm" draw:marker-start-center="false" draw:marker-end-width="0.35cm" draw:marker-end-center="false" svg:stroke-opacity="100%" draw:stroke-linejoin="round" svg:stroke-linecap="butt" draw:fill="solid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svg:stroke-width="0cm" draw:marker-start="" draw:marker-start-width="0.35cm" draw:marker-end="" draw:marker-end-width="0.35cm" draw:fill="solid" draw:fill-color="#000000" draw:opacity="100%" dr3d:depth="1.029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width="0cm" draw:marker-start-width="0.35cm" draw:marker-end="Arrow" draw:marker-end-width="0.35cm" dr3d:depth="1.061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093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width="0cm" draw:marker-start-width="0.35cm" draw:marker-end="Arrow" draw:marker-end-width="0.35cm" dr3d:depth="1.093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125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svg:stroke-width="0cm" draw:marker-start-width="0.35cm" draw:marker-end="Arrow" draw:marker-end-width="0.35cm" dr3d:depth="1.125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158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none" svg:stroke-width="0cm" draw:marker-start-width="0.35cm" draw:marker-end="Arrow" draw:marker-end-width="0.35cm" dr3d:depth="1.158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19cm" dr3d:close-front="true" dr3d:close-back="true" dr3d:texture-generation-mode-x="parallel" dr3d:texture-generation-mode-y="parallel"/>
    </style:style>
    <style:style style:name="gr14" style:family="graphic" style:parent-style-name="standard">
      <style:graphic-properties draw:stroke="none" svg:stroke-width="0cm" draw:marker-start-width="0.35cm" draw:marker-end="" draw:marker-end-width="0.35cm" draw:fill="solid" draw:fill-color="#000000" draw:opacity="100%" dr3d:depth="1.222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stroke="none" svg:stroke-width="0cm" svg:stroke-color="#808080" draw:marker-start="" draw:marker-start-width="0.2cm" draw:marker-start-center="false" draw:marker-end="Arrow" draw:marker-end-width="0.2cm" draw:marker-end-center="false" svg:stroke-opacity="100%" draw:stroke-linejoin="round" svg:stroke-linecap="butt" draw:fill="solid" draw:fill-color="#ff9900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svg:stroke-width="0cm" draw:marker-end="Arrow" draw:fill="solid" draw:fill-color="#ff9900" dr3d:vertical-segments="4" dr3d:close-front="true" dr3d:close-back="true"/>
    </style:style>
    <style:style style:name="gr17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66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_20__28_var_29_" draw:fill="none" draw:textarea-vertical-align="middle"/>
    </style:style>
    <style:style style:name="gr21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22" style:family="graphic" style:parent-style-name="standard">
      <style:graphic-properties draw:stroke="solid" draw:stroke-dash="Fine_20_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022cm" svg:y1="10.979cm" svg:x2="9.022cm" svg:y2="7.979cm">
          <text:p/>
        </draw:line>
        <draw:rect draw:style-name="gr2" draw:text-style-name="P1" draw:layer="layout" svg:width="17.64cm" svg:height="5.969cm" draw:transform="skewX (0.789586953602086) translate (9.019cm 11cm)">
          <text:p/>
        </draw:rect>
        <draw:line draw:style-name="gr3" draw:text-style-name="P1" draw:layer="layout" svg:x1="9.022cm" svg:y1="10.979cm" svg:x2="12.022cm" svg:y2="10.979cm">
          <text:p/>
        </draw:line>
        <dr3d:scene draw:style-name="gr4" svg:width="8.879cm" svg:height="4.261cm" svg:x="14.534cm" svg:y="7.773cm" dr3d:transform="matrix (1 0 0 0 0.955194331723729 0.295979371988756 0 -0.295979371988756 0.955194331723729 -15.55cm 9.6193320400933cm 2.31430855133322cm)" dr3d:vrp="(0 0 22114)" dr3d:vpn="(0 0 20860)" dr3d:projection="perspective" dr3d:distance="1.2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dr3d:transform="matrix (1 0 0 0 0.855693376478953 -0.517483183736494 0 0.51748318373649 0.855693376478956 0cm -1.79450115875591cm -5.01350898136967cm)" svg:viewBox="14465 -11135 2070 2070" svg:d="m16465-9065 35-35 35-35-2000-2000-35 35-35 35z"/>
          <dr3d:extrude draw:style-name="gr5" draw:layer="layout" dr3d:transform="matrix (1 0 0 0 0.855693376478953 -0.517483183736494 0 0.51748318373649 0.855693376478956 0cm -1.79452363326493cm -5.0135020173511cm)" svg:viewBox="14300 -10050 2828 100" svg:d="m17128-9950v-50-50h-2828v50 50z"/>
          <dr3d:extrude draw:style-name="gr6" draw:layer="layout" dr3d:transform="matrix (1 0 0 0 0.855693376478953 -0.517483183736494 0 0.51748318373649 0.855693376478956 0cm -1.79452363326493cm -5.0135020173511cm)" svg:viewBox="11900 -10100 2700 400" svg:d="m132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7" draw:layer="layout" dr3d:transform="matrix (1 0 0 0 0.855693376478953 -0.517483183736494 0 0.51748318373649 0.855693376478956 0cm -1.79452363326493cm -5.0135020173511cm)" svg:viewBox="11850 -10150 2800 500" svg:d="m132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8" draw:layer="layout" dr3d:transform="matrix (1 0 0 0 0.855693376478953 -0.517483183736494 0 0.51748318373649 0.855693376478956 0cm -1.79452363326493cm -5.0135020173511cm)" svg:viewBox="16500 -10100 2700 400" svg:d="m178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9" draw:layer="layout" dr3d:transform="matrix (1 0 0 0 0.855693376478953 -0.517483183736494 0 0.51748318373649 0.855693376478956 0cm -1.79452363326493cm -5.0135020173511cm)" svg:viewBox="16450 -10150 2800 500" svg:d="m178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0" draw:layer="layout" dr3d:transform="matrix (1 0 0 0 0.855693376478953 -0.517483183736494 0 0.51748318373649 0.855693376478956 0cm -1.79452363326493cm -5.0135020173511cm)" svg:viewBox="13300 -11100 2700 400" svg:d="m14650-11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1" draw:layer="layout" dr3d:transform="matrix (1 0 0 0 0.855693376478953 -0.517483183736494 0 0.51748318373649 0.855693376478956 0cm -1.79452363326493cm -5.0135020173511cm)" svg:viewBox="13250 -11150 2800 500" svg:d="m14650-11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2" draw:layer="layout" dr3d:transform="matrix (1 0 0 0 0.855693376478953 -0.517483183736494 0 0.51748318373649 0.855693376478956 0cm -1.79452363326493cm -5.0135020173511cm)" svg:viewBox="15200 -9300 2700 400" svg:d="m16550-93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3" draw:layer="layout" dr3d:transform="matrix (1 0 0 0 0.855693376478953 -0.517483183736494 0 0.51748318373649 0.855693376478956 0cm -1.79452363326493cm -5.0135020173511cm)" svg:viewBox="15150 -9350 2800 500" svg:d="m16550-93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4" draw:layer="layout" dr3d:transform="matrix (1 0 0 0 0.855693376478953 -0.517483183736494 0 0.51748318373649 0.855693376478956 0cm -1.79452363326493cm -5.0135020173511cm)" svg:viewBox="15550 -10000 100 1000" svg:d="m15650-10000h-50-50v1000h50 50z"/>
        </dr3d:scene>
        <dr3d:scene draw:style-name="gr15" svg:width="0.9cm" svg:height="1.1cm" svg:x="18.6cm" svg:y="7.5cm" dr3d:transform="matrix (1 0 0 0 0.939692620785931 0.342020143325607 0 -0.342020143325607 0.939692620785931 0cm 13.2026813220423cm 4.80538301372478cm)" dr3d:vrp="(0 0 10031.4285714286)" dr3d:vpn="(0 0 7431.42857142857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15200 1300 2300" svg:d="m0-15200v2300h1300v-2300z"/>
        </dr3d:scene>
        <draw:line draw:style-name="gr17" draw:text-style-name="P1" draw:layer="layout" svg:x1="9.021cm" svg:y1="10.979cm" svg:x2="6.9cm" svg:y2="13.1cm">
          <text:p/>
        </draw:line>
        <draw:line draw:style-name="gr18" draw:text-style-name="P1" draw:layer="layout" svg:x1="19.4cm" svg:y1="8cm" svg:x2="20.5cm" svg:y2="8cm">
          <text:p/>
        </draw:line>
        <draw:line draw:style-name="gr17" draw:text-style-name="P1" draw:layer="layout" svg:x1="18.8cm" svg:y1="8.122cm" svg:x2="18.022cm" svg:y2="8.9cm">
          <text:p/>
        </draw:line>
        <draw:line draw:style-name="gr19" draw:text-style-name="P1" draw:layer="layout" svg:x1="19cm" svg:y1="7.6cm" svg:x2="19cm" svg:y2="6.5cm">
          <text:p/>
        </draw:line>
        <draw:line draw:style-name="gr20" draw:text-style-name="P1" draw:layer="layout" svg:x1="19cm" svg:y1="9.7cm" svg:x2="19cm" svg:y2="10.6cm">
          <text:p/>
        </draw:line>
        <draw:line draw:style-name="gr17" draw:text-style-name="P1" draw:layer="layout" svg:x1="19cm" svg:y1="9.722cm" svg:x2="18.222cm" svg:y2="10.5cm">
          <text:p/>
        </draw:line>
        <draw:line draw:style-name="gr18" draw:text-style-name="P1" draw:layer="layout" svg:x1="19cm" svg:y1="9.7cm" svg:x2="20.1cm" svg:y2="9.7cm">
          <text:p/>
        </draw:line>
        <draw:line draw:style-name="gr19" draw:text-style-name="P1" draw:layer="layout" svg:x1="19cm" svg:y1="9.8cm" svg:x2="19cm" svg:y2="8.7cm">
          <text:p/>
        </draw:line>
        <draw:g>
          <draw:line draw:style-name="gr1" draw:text-style-name="P1" draw:layer="layout" svg:x1="18.988cm" svg:y1="14.312cm" svg:x2="18.988cm" svg:y2="11.9cm">
            <text:p/>
          </draw:line>
          <draw:line draw:style-name="gr3" draw:text-style-name="P1" draw:layer="layout" svg:x1="18.988cm" svg:y1="14.312cm" svg:x2="21.4cm" svg:y2="14.312cm">
            <text:p/>
          </draw:line>
          <draw:line draw:style-name="gr17" draw:text-style-name="P1" draw:layer="layout" svg:x1="19.005cm" svg:y1="14.295cm" svg:x2="17.3cm" svg:y2="16cm">
            <text:p/>
          </draw:line>
        </draw:g>
        <draw:line draw:style-name="gr20" draw:text-style-name="P1" draw:layer="layout" svg:x1="9cm" svg:y1="11cm" svg:x2="19cm" svg:y2="14.3cm">
          <text:p/>
        </draw:line>
        <draw:frame draw:style-name="gr21" draw:layer="layout" svg:width="3.3cm" svg:height="1.25cm" svg:x="25.7cm" svg:y="14cm">
          <draw:text-box>
            <text:p>x-Achse</text:p>
          </draw:text-box>
        </draw:frame>
        <draw:frame draw:style-name="gr21" draw:layer="layout" svg:width="3.3cm" svg:height="1.25cm" svg:x="25.7cm" svg:y="15cm">
          <draw:text-box>
            <text:p>y-Achse</text:p>
          </draw:text-box>
        </draw:frame>
        <draw:frame draw:style-name="gr21" draw:layer="layout" svg:width="3.3cm" svg:height="1.25cm" svg:x="25.7cm" svg:y="15.95cm">
          <draw:text-box>
            <text:p>z-Achse</text:p>
          </draw:text-box>
        </draw:frame>
        <draw:line draw:style-name="gr17" draw:text-style-name="P1" draw:layer="layout" svg:x1="25.378cm" svg:y1="14.1cm" svg:x2="24.6cm" svg:y2="14.878cm">
          <text:p/>
        </draw:line>
        <draw:line draw:style-name="gr18" draw:text-style-name="P1" draw:layer="layout" svg:x1="24.6cm" svg:y1="15.5cm" svg:x2="25.7cm" svg:y2="15.5cm">
          <text:p/>
        </draw:line>
        <draw:line draw:style-name="gr19" draw:text-style-name="P1" draw:layer="layout" svg:x1="25cm" svg:y1="17cm" svg:x2="25cm" svg:y2="15.9cm">
          <text:p/>
        </draw:line>
        <draw:rect draw:style-name="gr22" draw:text-style-name="P1" draw:layer="layout" svg:width="4.7cm" svg:height="3.5cm" svg:x="24.1cm" svg:y="13.8cm">
          <text:p/>
        </draw:rect>
        <draw:frame draw:style-name="gr21" draw:layer="layout" svg:width="2.9cm" svg:height="1.25cm" svg:x="6.3cm" svg:y="10.15cm">
          <draw:text-box>
            <text:p>n-frame</text:p>
          </draw:text-box>
        </draw:frame>
        <draw:frame draw:style-name="gr21" draw:layer="layout" svg:width="2.9cm" svg:height="1.25cm" svg:x="18.7cm" svg:y="14.25cm">
          <draw:text-box>
            <text:p>o-frame</text:p>
          </draw:text-box>
        </draw:frame>
        <draw:frame draw:style-name="gr21" draw:layer="layout" svg:width="2.9cm" svg:height="1.25cm" svg:x="19.4cm" svg:y="10.15cm">
          <draw:text-box>
            <text:p>b-frame</text:p>
          </draw:text-box>
        </draw:frame>
        <draw:frame draw:style-name="gr21" draw:layer="layout" svg:width="2.9cm" svg:height="1.25cm" svg:x="19.4cm" svg:y="6.55cm">
          <draw:text-box>
            <text:p>l-frame</text:p>
          </draw:text-box>
        </draw:frame>
        <draw:line draw:style-name="gr20" draw:text-style-name="P1" draw:layer="layout" svg:x1="19cm" svg:y1="11.4cm" svg:x2="19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2T11:03:08.34</meta:creation-date>
    <dc:date>2014-12-14T15:04:48.82</dc:date>
    <meta:editing-duration>PT23H4M43S</meta:editing-duration>
    <meta:editing-cycles>8</meta:editing-cycles>
    <meta:generator>OpenOffice/4.0.0$Win32 OpenOffice.org_project/400m3$Build-9702</meta:generator>
    <meta:document-statistic meta:object-count="42"/>
  </office:meta>
</office:document-meta>
</file>